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PORT TEST MINISHELL</text:p>
      <text:p text:style-name="Standard"/>
      <text:p text:style-name="Standard">PANORAMICA GENERALE</text:p>
      <text:p text:style-name="Standard"/>
      <text:p text:style-name="Standard">Questo documento riporta i risultati dei test eseguiti sulla minishell, suddivisi per categorie funzionali. Ogni sezione include i test eseguiti, i risultati ottenuti e le note implementative.</text:p>
      <text:p text:style-name="Standard"/>
      <text:p text:style-name="Standard">=======================================================================</text:p>
      <text:p text:style-name="Standard"/>
      <text:p text:style-name="Standard">1. ESECUZIONE COMANDI BASE</text:p>
      <text:p text:style-name="Standard"/>
      <text:p text:style-name="Standard">Test Completati con Successo:</text:p>
      <text:p text:style-name="Standard"/>
      <text:p text:style-name="Standard">Comando <text:s text:c="12"/>Risultato <text:s text:c="26"/>Note</text:p>
      <text:p text:style-name="Standard">foo <text:s text:c="16"/>❌ → foo command not found <text:s text:c="8"/>Gestione corretta comando inesistente</text:p>
      <text:p text:style-name="Standard">/bin/ls <text:s text:c="12"/>✅ <text:s text:c="33"/>Esecuzione path assoluto</text:p>
      <text:p text:style-name="Standard">/bin/ls -laF <text:s text:c="7"/>✅ <text:s text:c="33"/>Supporto argomenti multipli</text:p>
      <text:p text:style-name="Standard">/bin/ls -l -a -F <text:s text:c="3"/>✅ <text:s text:c="33"/>Argomenti separati</text:p>
      <text:p text:style-name="Standard"/>
      <text:p text:style-name="Standard">Status: ✅ COMPLETATA CON SUCCESSO</text:p>
      <text:p text:style-name="Standard"/>
      <text:p text:style-name="Standard">=======================================================================</text:p>
      <text:p text:style-name="Standard"/>
      <text:p text:style-name="Standard">2. BUILT-IN COMMANDS</text:p>
      <text:p text:style-name="Standard"/>
      <text:p text:style-name="Standard">2.1 Exit Command</text:p>
      <text:p text:style-name="Standard"/>
      <text:p text:style-name="Standard">Test <text:s text:c="23"/>Comando <text:s text:c="12"/>Risultato Atteso <text:s text:c="7"/>Risultato Ottenuto <text:s text:c="5"/>Status</text:p>
      <text:p text:style-name="Standard">Exit semplice <text:s text:c="14"/>exit <text:s text:c="15"/>Chiusura pulita (0) <text:s text:c="4"/>✅ <text:s text:c="21"/>✅</text:p>
      <text:p text:style-name="Standard">Exit con codice <text:s text:c="12"/>exit 42 <text:s text:c="12"/>Chiusura (status 42) <text:s text:c="3"/>✅ <text:s text:c="21"/>✅</text:p>
      <text:p text:style-name="Standard">Exit argomento non numerico exit hello <text:s text:c="9"/>Errore + status 255 <text:s text:c="4"/>✅ <text:s text:c="21"/>✅</text:p>
      <text:p text:style-name="Standard">Exit troppi argomenti <text:s text:c="6"/>exit 1 2 <text:s text:c="11"/>Errore, shell continua <text:s/>✅ <text:s text:c="21"/>✅</text:p>
      <text:p text:style-name="Standard">Exit numero negativo <text:s text:c="7"/>exit -1 <text:s text:c="12"/>Chiusura (status 255) <text:s text:c="2"/>✅ <text:s text:c="21"/>✅</text:p>
      <text:p text:style-name="Standard">Exit overflow <text:s text:c="14"/>exit 999999... <text:s text:c="5"/>Errore + status 255 <text:s text:c="4"/>✅ <text:s text:c="21"/>✅</text:p>
      <text:p text:style-name="Standard">Exit modulo 256 <text:s text:c="12"/>exit 258 <text:s text:c="11"/>Chiusura (status 2) <text:s text:c="4"/>✅ <text:s text:c="21"/>✅</text:p>
      <text:p text:style-name="Standard"/>
      <text:p text:style-name="Standard">2.2 Echo Command</text:p>
      <text:p text:style-name="Standard">Test <text:s text:c="23"/>Comando <text:s text:c="20"/>Risultato <text:s text:c="18"/>Status</text:p>
      <text:p text:style-name="Standard">Echo con virgolette <text:s text:c="8"/>echo "It works" <text:s text:c="11"/>It works <text:s text:c="19"/>✅</text:p>
      <text:p text:style-name="Standard">Echo senza virgolette <text:s text:c="6"/>echo it works <text:s text:c="13"/>it works <text:s text:c="19"/>✅</text:p>
      <text:p text:style-name="Standard">Echo con flag -n <text:s text:c="11"/>echo -n ciao <text:s text:c="14"/>ciao (senza newline) <text:s text:c="7"/>✅</text:p>
      <text:p text:style-name="Standard">Echo -n multipli <text:s text:c="11"/>echo -n -n ciao <text:s text:c="11"/>ciao (senza newline) <text:s text:c="7"/>✅</text:p>
      <text:p text:style-name="Standard">Echo -n con altri flag <text:s text:c="5"/>echo -n -e ciao <text:s text:c="11"/>-e ciao (senza newline) <text:s text:c="4"/>✅</text:p>
      <text:p text:style-name="Standard"/>
      <text:p text:style-name="Standard">2.3 Change Directory (cd)</text:p>
      <text:p text:style-name="Standard">Test <text:s text:c="23"/>Comando <text:s text:c="12"/>Risultato <text:s text:c="22"/>Status</text:p>
      <text:p text:style-name="Standard">CD path assoluto <text:s text:c="11"/>cd /tmp <text:s text:c="12"/>Cambio directory corretto <text:s text:c="6"/>✅</text:p>
      <text:p text:style-name="Standard">CD path relativo <text:s text:c="11"/>cd src <text:s text:c="13"/>Cambio directory corretto <text:s text:c="6"/>✅</text:p>
      <text:p text:style-name="Standard">CD senza argomenti <text:s text:c="9"/>cd <text:s text:c="17"/>Ritorno a HOME <text:s text:c="17"/>✅</text:p>
      <text:p text:style-name="Standard">CD con dash <text:s text:c="16"/>cd - <text:s text:c="15"/>OLDPWD not set <text:s text:c="17"/>❌</text:p>
      <text:p text:style-name="Standard">CD con tilde <text:s text:c="15"/>cd ~/Desktop <text:s text:c="7"/>No such file or directory <text:s text:c="6"/>❌</text:p>
      <text:p text:style-name="Standard"/>
      <text:p text:style-name="Standard"><text:soft-page-break/>Problemi Identificati:</text:p>
      <text:p text:style-name="Standard">- Gestione di OLDPWD non implementata</text:p>
      <text:p text:style-name="Standard">- Espansione della tilde ~ non supportata</text:p>
      <text:p text:style-name="Standard"/>
      <text:p text:style-name="Standard">=======================================================================</text:p>
      <text:p text:style-name="Standard"/>
      <text:p text:style-name="Standard">3. GESTIONE DELL'AMBIENTE</text:p>
      <text:p text:style-name="Standard"/>
      <text:p text:style-name="Standard">3.1 Variabili d'Ambiente</text:p>
      <text:p text:style-name="Standard"/>
      <text:p text:style-name="Standard">Test <text:s text:c="23"/>Comando <text:s text:c="12"/>Risultato <text:s text:c="22"/>Status</text:p>
      <text:p text:style-name="Standard">Visualizza env <text:s text:c="13"/>env <text:s text:c="16"/>Lista completa variabili <text:s text:c="7"/>✅</text:p>
      <text:p text:style-name="Standard">Export variabile <text:s text:c="11"/>export FOO=bar <text:s text:c="5"/>Variabile aggiunta <text:s text:c="13"/>✅</text:p>
      <text:p text:style-name="Standard">Echo variabile <text:s text:c="13"/>echo $FOO <text:s text:c="10"/>bar <text:s text:c="28"/>✅</text:p>
      <text:p text:style-name="Standard">Env esterno <text:s text:c="16"/>/usr/bin/env <text:s text:c="7"/>Variabili non aggiornate <text:s text:c="7"/>❌</text:p>
      <text:p text:style-name="Standard">Unset variabile <text:s text:c="12"/>unset FOO <text:s text:c="10"/>Variabile rimossa <text:s text:c="14"/>✅</text:p>
      <text:p text:style-name="Standard"/>
      <text:p text:style-name="Standard">PROBLEMA CRITICO:</text:p>
      <text:p text:style-name="Standard">Le variabili esportate non vengono passate correttamente ai processi figli tramite envp in execve()</text:p>
      <text:p text:style-name="Standard"/>
      <text:p text:style-name="Standard">3.2 Gestione PATH</text:p>
      <text:p text:style-name="Standard"/>
      <text:p text:style-name="Standard">Test <text:s text:c="23"/>Comando <text:s text:c="28"/>Risultato <text:s text:c="14"/>Status</text:p>
      <text:p text:style-name="Standard">Export PATH custom <text:s text:c="9"/>export PATH="/bin:/usr/bin" + ls <text:s text:c="3"/>Funziona <text:s text:c="15"/>✅</text:p>
      <text:p text:style-name="Standard">Unset PATH <text:s text:c="17"/>unset PATH + ls <text:s text:c="20"/>Ancora funziona (err.) <text:s/>❌</text:p>
      <text:p text:style-name="Standard">Path assoluto <text:s text:c="14"/>/bin/ls <text:s text:c="28"/>Funziona <text:s text:c="15"/>✅</text:p>
      <text:p text:style-name="Standard">Comando in /usr/bin <text:s text:c="8"/>/usr/bin/wc Makefile <text:s text:c="14"/>Funziona <text:s text:c="15"/>✅</text:p>
      <text:p text:style-name="Standard"/>
      <text:p text:style-name="Standard">Problema:</text:p>
      <text:p text:style-name="Standard">unset PATH non impedisce la ricerca nei path di default</text:p>
      <text:p text:style-name="Standard"/>
      <text:p text:style-name="Standard">=======================================================================</text:p>
      <text:p text:style-name="Standard"/>
      <text:p text:style-name="Standard">4. PARSING E INPUT</text:p>
      <text:p text:style-name="Standard"/>
      <text:p text:style-name="Standard">4.1 Gestione Spazi e Input</text:p>
      <text:p text:style-name="Standard"/>
      <text:p text:style-name="Standard">Test <text:s text:c="23"/>Comando <text:s text:c="32"/>Risultato <text:s text:c="18"/>Status</text:p>
      <text:p text:style-name="Standard">Input vuoto <text:s text:c="16"/>[Enter] <text:s text:c="32"/>Nessun output, nuovo prompt ✅</text:p>
      <text:p text:style-name="Standard">Spazi multipli <text:s text:c="13"/>echo <text:s text:c="6"/>ciao <text:s text:c="7"/>mondo <text:s text:c="10"/>ciao mondo <text:s text:c="17"/>✅</text:p>
      <text:p text:style-name="Standard">Virgolette doppie <text:s text:c="10"/>echo "ciao <text:s text:c="19"/>mondo" <text:s text:c="3"/>Preserva spazi <text:s text:c="13"/>✅</text:p>
      <text:p text:style-name="Standard">Virgolette singole <text:s text:c="9"/>echo 'ciao mondo' <text:s text:c="21"/>ciao mondo <text:s text:c="17"/>✅</text:p>
      <text:p text:style-name="Standard"/>
      <text:p text:style-name="Standard">4.2 Espansione Variabili</text:p>
      <text:p text:style-name="Standard"/>
      <text:p text:style-name="Standard">Test <text:s text:c="31"/>Comando <text:s text:c="16"/>Risultato <text:s text:c="14"/>Status</text:p>
      <text:p text:style-name="Standard">Variabile in doppie virgolette <text:s text:c="5"/>echo "$VAR" <text:s text:c="11"/>Espansione corretta <text:s text:c="4"/>✅</text:p>
      <text:p text:style-name="Standard">Variabile inesistente <text:s text:c="14"/>echo $NONEXISTENT <text:s text:c="5"/>Output vuoto <text:s text:c="11"/>✅</text:p>
      <text:p text:style-name="Standard">Variabile in singole virgolette <text:s text:c="4"/>echo '$NONEXISTENT' <text:s text:c="3"/>Letterale <text:s text:c="14"/>✅</text:p>
      <text:p text:style-name="Standard">Escape sequences <text:s text:c="19"/>echo "ciao\nmondo" <text:s text:c="4"/>Nessuna interpretazione ✅</text:p>
      <text:p text:style-name="Standard"/>
      <text:p text:style-name="Standard">=======================================================================</text:p>
      <text:p text:style-name="Standard"><text:soft-page-break/></text:p>
      <text:p text:style-name="Standard">5. REDIREZIONE E PIPE</text:p>
      <text:p text:style-name="Standard"/>
      <text:p text:style-name="Standard">5.1 Redirezione Output</text:p>
      <text:p text:style-name="Standard"/>
      <text:p text:style-name="Standard">Test <text:s text:c="23"/>Comando <text:s text:c="20"/>Risultato <text:s text:c="10"/>Status</text:p>
      <text:p text:style-name="Standard">Redirezione semplice <text:s text:c="7"/>echo hello &gt; test.txt <text:s text:c="6"/>File creato <text:s text:c="8"/>✅</text:p>
      <text:p text:style-name="Standard">Append <text:s text:c="21"/>echo world &gt;&gt; test.txt <text:s text:c="5"/>Aggiunto al file <text:s text:c="3"/>✅</text:p>
      <text:p text:style-name="Standard"/>
      <text:p text:style-name="Standard">5.2 Pipeline</text:p>
      <text:p text:style-name="Standard"/>
      <text:p text:style-name="Standard">Test <text:s text:c="23"/>Comando <text:s text:c="24"/>Risultato <text:s text:c="10"/>Status</text:p>
      <text:p text:style-name="Standard">Pipe semplice <text:s text:c="14"/>ls | cat <text:s text:c="23"/>Output corretto <text:s text:c="4"/>✅</text:p>
      <text:p text:style-name="Standard">Pipe con filtro <text:s text:c="12"/>cat Makefile | grep minishell <text:s/>Filtro funziona <text:s text:c="4"/>✅</text:p>
      <text:p text:style-name="Standard">Pipe con conteggio <text:s text:c="9"/>ls -l | wc -l <text:s text:c="18"/>Conta righe <text:s text:c="8"/>✅</text:p>
      <text:p text:style-name="Standard">Pipe con char count <text:s text:c="8"/>echo hello | wc -c <text:s text:c="13"/>6 (con newline) <text:s text:c="4"/>✅</text:p>
      <text:p text:style-name="Standard"/>
      <text:p text:style-name="Standard">5.3 Redirezione Input (Non Implementata)</text:p>
      <text:p text:style-name="Standard"/>
      <text:p text:style-name="Standard">Test <text:s text:c="23"/>Comando <text:s text:c="12"/>Risultato <text:s text:c="10"/>Status</text:p>
      <text:p text:style-name="Standard">Input redirect <text:s text:c="13"/>cat &lt; test.txt <text:s text:c="5"/>Parsing errato <text:s text:c="5"/>❌</text:p>
      <text:p text:style-name="Standard"/>
      <text:p text:style-name="Standard">Nota: La redirezione input e heredoc non sono ancora implementate.</text:p>
      <text:p text:style-name="Standard"/>
      <text:p text:style-name="Standard">=======================================================================</text:p>
      <text:p text:style-name="Standard"/>
      <text:p text:style-name="Standard">6. GESTIONE ERRORI E MEMORY MANAGEMENT</text:p>
      <text:p text:style-name="Standard"/>
      <text:p text:style-name="Standard">6.1 Memory Leaks (Valgrind)</text:p>
      <text:p text:style-name="Standard"/>
      <text:p text:style-name="Standard">✅ ECCELLENTE GESTIONE MEMORIA:</text:p>
      <text:p text:style-name="Standard">- Leak summary sempre: definitely lost: 0 bytes in 0 blocks</text:p>
      <text:p text:style-name="Standard">- Solo leak "suppressed" da Valgrind (normali)</text:p>
      <text:p text:style-name="Standard">- Nessun errore di memoria rilevato</text:p>
      <text:p text:style-name="Standard"/>
      <text:p text:style-name="Standard">6.2 Gestione Errori</text:p>
      <text:p text:style-name="Standard"/>
      <text:p text:style-name="Standard">Scenario <text:s text:c="27"/>Comportamento <text:s text:c="22"/>Status</text:p>
      <text:p text:style-name="Standard">Comando inesistente <text:s text:c="16"/>Messaggio d'errore appropriato <text:s text:c="5"/>✅</text:p>
      <text:p text:style-name="Standard">Argomenti invalidi per exit <text:s text:c="8"/>Messaggio + exit code corretto <text:s text:c="4"/>✅</text:p>
      <text:p text:style-name="Standard">Directory inesistente (cd) <text:s text:c="9"/>Messaggio d'errore <text:s text:c="17"/>✅</text:p>
      <text:p text:style-name="Standard">File inesistente <text:s text:c="19"/>Gestito dal comando esterno <text:s text:c="8"/>✅</text:p>
      <text:p text:style-name="Standard"/>
      <text:p text:style-name="Standard">=======================================================================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IASSUNTO FUNZIONALITA'</text:p>
      <text:p text:style-name="Standard"/>
      <text:p text:style-name="Standard">✅ IMPLEMENTATE E FUNZIONANTI:</text:p>
      <text:p text:style-name="Standard">- Esecuzione comandi con path assoluto</text:p>
      <text:p text:style-name="Standard">- Built-in: echo, exit, cd (base), env, export, unset</text:p>
      <text:p text:style-name="Standard">- Gestione variabili d'ambiente (interno)</text:p>
      <text:p text:style-name="Standard">- Parsing avanzato (virgolette, spazi, espansione variabili)</text:p>
      <text:p text:style-name="Standard">- Pipeline semplici e multiple</text:p>
      <text:p text:style-name="Standard">- Redirezione output (&gt;, &gt;&gt;)</text:p>
      <text:p text:style-name="Standard">- Gestione memoria eccellente</text:p>
      <text:p text:style-name="Standard"/>
      <text:p text:style-name="Standard">❌ DA IMPLEMENTARE/CORREGGERE:</text:p>
      <text:p text:style-name="Standard">- CRITICO: Passaggio variabili a processi figli (envp in execve)</text:p>
      <text:p text:style-name="Standard">- IMPORTANTE: Gestione OLDPWD per cd -</text:p>
      <text:p text:style-name="Standard">- IMPORTANTE: Espansione tilde ~ per cd</text:p>
      <text:p text:style-name="Standard">- IMPORTANTE: Rispetto di unset PATH</text:p>
      <text:p text:style-name="Standard">- FEATURE: Redirezione input (&lt;)</text:p>
      <text:p text:style-name="Standard">- FEATURE: Heredoc (&lt;&lt;)</text:p>
      <text:p text:style-name="Standard"/>
      <text:p text:style-name="Standard">🟨 COMPORTAMENTI PARTICOLARI (CONFORMI):</text:p>
      <text:p text:style-name="Standard">- echo -e non interpreta escape (scelta implementativa valida)</text:p>
      <text:p text:style-name="Standard">- echo senza flag -n è il comportamento standard</text:p>
      <text:p text:style-name="Standard">- Variabili inesistenti espandono a stringa vuota</text:p>
      <text:p text:style-name="Standard"/>
      <text:p text:style-name="Standard">=======================================================================</text:p>
      <text:p text:style-name="Standard"/>
      <text:p text:style-name="Standard">DATA REPORT: 8 Agosto 2025</text:p>
      <text:p text:style-name="Standard">TOOL UTILIZZATI: Valgrind, test manuali</text:p>
      <text:p text:style-name="Standard">AMBIENTE: Ubuntu Linu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2:59:47.467061698</meta:creation-date>
    <dc:date>2025-08-08T13:00:52.437143047</dc:date>
    <meta:editing-duration>PT1M5S</meta:editing-duration>
    <meta:editing-cycles>1</meta:editing-cycles>
    <meta:document-statistic meta:table-count="0" meta:image-count="0" meta:object-count="0" meta:page-count="4" meta:paragraph-count="127" meta:word-count="800" meta:character-count="7842" meta:non-whitespace-character-count="4812"/>
    <meta:generator>LibreOffice/24.2.7.2$Linux_X86_64 LibreOffice_project/420$Build-2</meta:generator>
  </office:meta>
</office:document-meta>
</file>